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FilterTransformer.accept( int version , int access , String name , String signature , String superName , String [ ] 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ilterTransformer.ClassFilterTransformer( ClassFilter filter , ClassTransformer p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